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18.26mm"/>
    </style:style>
    <style:style style:name="co8" style:family="table-column">
      <style:table-column-properties fo:break-before="auto" style:column-width="134.6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tudents">
      <style:table-properties table:display="true" style:writing-mode="lr-tb"/>
    </style:style>
    <style:style style:name="ta2" style:family="table" style:master-page-name="PageStyle_5f_nations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ud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studentI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AE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X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R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R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R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O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KE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K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N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81" calcext:value-type="float">
            <text:p>1981</text:p>
          </table:table-cell>
          <table:table-cell/>
          <table:table-cell table:style-name="ce1" office:value-type="string" calcext:value-type="string">
            <text:p>CN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U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R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R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Y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U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K</text:p>
          </table:table-cell>
          <table:table-cell table:number-columns-repeated="102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O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2"/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E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N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/>
          <table:table-cell table:style-name="ce1" office:value-type="string" calcext:value-type="string">
            <text:p>SA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VN</text:p>
          </table:table-cell>
          <table:table-cell table:number-columns-repeated="102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2"/>
          <table:table-cell table:style-name="ce1" office:value-type="string" calcext:value-type="string">
            <text:p>SA</text:p>
          </table:table-cell>
          <table:table-cell table:number-columns-repeated="10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K</text:p>
          </table:table-cell>
          <table:table-cell table:number-columns-repeated="102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U</text:p>
          </table:table-cell>
          <table:table-cell table:number-columns-repeated="102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L</text:p>
          </table:table-cell>
          <table:table-cell table:number-columns-repeated="102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Z</text:p>
          </table:table-cell>
          <table:table-cell table:number-columns-repeated="102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Y</text:p>
          </table:table-cell>
          <table:table-cell table:number-columns-repeated="102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U</text:p>
          </table:table-cell>
          <table:table-cell table:number-columns-repeated="102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G</text:p>
          </table:table-cell>
          <table:table-cell table:number-columns-repeated="102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A</text:p>
          </table:table-cell>
          <table:table-cell table:number-columns-repeated="102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B</text:p>
          </table:table-cell>
          <table:table-cell table:number-columns-repeated="1020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61" calcext:value-type="float">
            <text:p>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G</text:p>
          </table:table-cell>
          <table:table-cell table:number-columns-repeated="1020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R</text:p>
          </table:table-cell>
          <table:table-cell table:number-columns-repeated="1020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A</text:p>
          </table:table-cell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A</text:p>
          </table:table-cell>
          <table:table-cell table:number-columns-repeated="1020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X</text:p>
          </table:table-cell>
          <table:table-cell table:number-columns-repeated="1020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L</text:p>
          </table:table-cell>
          <table:table-cell table:number-columns-repeated="1020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A</text:p>
          </table:table-cell>
          <table:table-cell table:number-columns-repeated="102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R</text:p>
          </table:table-cell>
          <table:table-cell table:number-columns-repeated="1020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2"/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2"/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tion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United Arab Emirat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ghanist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ntigua and Barbu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nguilla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AI previously represented French Afar and Issa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lban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rmeni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ngol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ntarctic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vers the territories south of 60° south latitude; Code taken from name in French: Antarctiqu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erican Samo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ustrali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ncludes the Ashmore and Cartier Islands and the Coral Sea Islan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Aruba</text:p>
          </table:table-cell>
          <table:table-cell table:style-name="ce1"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Åland Island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An autonomous province of Finl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Azerbaij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osnia and Herzegovin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arbado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Bangladesh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elgium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urkina Faso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Name changed from Upper Volta (HV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ulgar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Bahrai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Burund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J</text:p>
          </table:table-cell>
          <table:table-cell table:style-name="ce1" office:value-type="string" calcext:value-type="string">
            <text:p>Beni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Name changed from Dahomey (DY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Saint Barthélemy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Bermu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Brunei Darussalam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Brunei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olivia, Plurinational State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 and previous ISO country name: Bolivi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Q</text:p>
          </table:table-cell>
          <table:table-cell table:style-name="ce1" office:value-type="string" calcext:value-type="string">
            <text:p>Bonaire, Sint Eustatius and Saba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onsists of three Caribbean "special municipalities", which are part of the Netherlands proper: Bonaire, Sint Eustatius, and Saba (the BES Islands); Previous ISO country name: Bonaire, Saint Eustatius and Saba; BQ previously represented British Antarctic Territor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Brazi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Bahama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hut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Bouvet Islan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Belongs to Norw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Botswa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Belarus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previous ISO country name: Byelorussian SSR (now assigned ISO 3166-3 code BYAA); Code assigned as the country was already a UN member since 1945[16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Z</text:p>
          </table:table-cell>
          <table:table-cell table:style-name="ce1" office:value-type="string" calcext:value-type="string">
            <text:p>Beliz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ana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ocos (Keeling)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ongo, the Democratic Republic of th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Name changed from Zaire (Z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Central African Republic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Cong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Latin: Confoederatio Helvetic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ôte d'Ivoire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Ivory Coas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Cook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hil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amero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lom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osta Ric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ub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abo Verd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W</text:p>
          </table:table-cell>
          <table:table-cell table:style-name="ce1" office:value-type="string" calcext:value-type="string">
            <text:p>Curaçao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Christmas Is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Cypru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Czechi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Previous ISO country name: Czech Republi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German: Deutschland; Code used for West Germany before 1990 (previous ISO country name: Germany, Federal Republic of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jibouti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Name changed from French Afar and Issas (AI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ominic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Dominican Republic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Z</text:p>
          </table:table-cell>
          <table:table-cell table:style-name="ce1" office:value-type="string" calcext:value-type="string">
            <text:p>Algeri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Kabyle: Dzay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Ecuado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Estoni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Code taken from name in Estonian: Eest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Egypt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H</text:p>
          </table:table-cell>
          <table:table-cell table:style-name="ce1" office:value-type="string" calcext:value-type="string">
            <text:p>Western Sahar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Spanish Sahara (code taken from name in Spanish: Sahara españo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Eritrea</text:p>
          </table:table-cell>
          <table:table-cell table:style-name="ce1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Spanish: Espa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hiop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J</text:p>
          </table:table-cell>
          <table:table-cell table:style-name="ce1" office:value-type="string" calcext:value-type="string">
            <text:p>Fij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Falkland Islands (Malvinas)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due to the Falkland Islands sovereignty dispute (local common name: Falkland Islands)[17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Micronesia, Federated States of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Previous ISO country name: Micronesi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Faroe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ncludes Clipperton Isl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Gab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Great Britain (from official name: United Kingdom of Great Britain and Northern Ireland)[18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Grena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GE previously represented Gilbert and Ellice Islan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French Guian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Guyane français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uernse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a British Crown dependenc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a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Gibralta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reen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Gam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N</text:p>
          </table:table-cell>
          <table:table-cell table:style-name="ce1" office:value-type="string" calcext:value-type="string">
            <text:p>Guine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uadeloup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Q</text:p>
          </table:table-cell>
          <table:table-cell table:style-name="ce1" office:value-type="string" calcext:value-type="string">
            <text:p>Equatorial Guine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Guinée équatoria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Greec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South Georgia and the South Sandwich Islands</text:p>
          </table:table-cell>
          <table:table-cell table:style-name="ce1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uatemal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W</text:p>
          </table:table-cell>
          <table:table-cell table:style-name="ce1" office:value-type="string" calcext:value-type="string">
            <text:p>Guinea-Bissau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uya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K</text:p>
          </table:table-cell>
          <table:table-cell table:style-name="ce1" office:value-type="string" calcext:value-type="string">
            <text:p>Hong Kong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Heard Island and McDonald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Hondura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Croati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Code taken from name in Croatian: Hrvatsk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ait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ungar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dones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Ire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Israe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Isle of Ma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a British Crown dependenc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d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British Indian Ocean Territor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Q</text:p>
          </table:table-cell>
          <table:table-cell table:style-name="ce1" office:value-type="string" calcext:value-type="string">
            <text:p>Iraq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ran, Islamic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Ira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celan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Icelandic: Ísl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</text:p>
          </table:table-cell>
          <table:table-cell table:style-name="ce1" office:value-type="string" calcext:value-type="string">
            <text:p>Jerse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a British Crown dependenc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amaic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ord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Keny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Kyrgyzst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Cambodi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former name: Khmer Republic; Previous ISO country name: Kampuche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iribati</text:p>
          </table:table-cell>
          <table:table-cell table:style-name="ce1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Comoros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Comorian: Komor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Saint Kitts and Nevis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Saint Kitts-Nevis-Anguill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Korea, Democratic People's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North Kore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Korea,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South Kore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uwait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Y</text:p>
          </table:table-cell>
          <table:table-cell table:style-name="ce1" office:value-type="string" calcext:value-type="string">
            <text:p>Cayman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Z</text:p>
          </table:table-cell>
          <table:table-cell table:style-name="ce1" office:value-type="string" calcext:value-type="string">
            <text:p>Kazakhsta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Previous ISO country name: Kazaksta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ao People's Democratic Republic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La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Leban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Saint Luc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echtenstei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K</text:p>
          </table:table-cell>
          <table:table-cell table:style-name="ce1" office:value-type="string" calcext:value-type="string">
            <text:p>Sri Lank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iber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esoth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ithuani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uxembourg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atvi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iby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Libyan Arab Jamahiriy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orocco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Maro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Monac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Moldova, Republic of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ISO country name follows UN designation (common name and previous ISO country name: Moldov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ontenegro</text:p>
          </table:table-cell>
          <table:table-cell table:style-name="ce1"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Saint Martin (French part)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The Dutch part of Saint Martin island is assigned code S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adagasca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Marshall Islands</text:p>
          </table:table-cell>
          <table:table-cell table:style-name="ce1"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Macedonia, the former Yugoslav Republic of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ISO country name follows UN designation (due to Macedonia naming dispute; official name used by country itself: Republic of Macedonia); Code taken from name in Macedonian: Makedonij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al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yanmar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Name changed from Burma (BU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ongol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acao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Macau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Northern Mariana Islands</text:p>
          </table:table-cell>
          <table:table-cell table:style-name="ce1"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Martiniqu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auritan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ontserrat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alt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auritiu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aldiv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Malaw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alays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Mozambiqu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ami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w Caledon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Nige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Norfolk Is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Niger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caragu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ether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epa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uru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iu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Z</text:p>
          </table:table-cell>
          <table:table-cell table:style-name="ce1" office:value-type="string" calcext:value-type="string">
            <text:p>New Zea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Om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anam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Peru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French Polynesi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Polynésie français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Papua New Guine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hilippin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Pakist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Saint Pierre and Miquel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Pitcair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alestine, State of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Previous ISO country name: Palestinian Territory, Occupied; Consists of the West Bank and the Gaza Stri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Palau</text:p>
          </table:table-cell>
          <table:table-cell table:style-name="ce1"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Paragua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Qata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éuni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oman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erbi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Code taken from official name: Republic of Serbia (see Serbian country code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ussian Federatio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ISO country name follows UN designation (common name: Russi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Rwan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audi Ara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Solomon Islands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former name: British Solomon Islan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eychell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ud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Singapor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Saint Helena, Ascension and Tristan da Cunh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Saint Helen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loveni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J</text:p>
          </table:table-cell>
          <table:table-cell table:style-name="ce1" office:value-type="string" calcext:value-type="string">
            <text:p>Svalbard and Jan Mayen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nsists of two arctic territories of Norway: Svalbard and Jan Maye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lovaki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SK previously represented Sikki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ierra Leon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an Marin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enega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Somal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Surinam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South Sudan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ao Tome and Princip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El Salvado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int Maarten (Dutch part)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The French part of Saint Martin island is assigned code MF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yrian Arab Republic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Syri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Swazi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urks and Caicos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Cha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Tcha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rench Southern Territories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Covers the French Southern and Antarctic Lands except Adélie Land; Code taken from name in French: Terres australes français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Tog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Thai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Tajikist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K</text:p>
          </table:table-cell>
          <table:table-cell table:style-name="ce1" office:value-type="string" calcext:value-type="string">
            <text:p>Tokelau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Timor-Leste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Name changed from East Timor (TP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urkmenist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ng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urke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rinidad and Tobag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Tuvalu</text:p>
          </table:table-cell>
          <table:table-cell table:style-name="ce1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Taiwan, Province of Chin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vers the current jurisdiction of the Republic of China; ISO country name follows UN designation (due to political status of Taiwan within the UN)[18] (common name: Taiwa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Tanzania, United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Tanzani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Ukraine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Ukrainian SSR; Code assigned as the country was already a UN member since 1945[16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Ugan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M</text:p>
          </table:table-cell>
          <table:table-cell table:style-name="ce1" office:value-type="string" calcext:value-type="string">
            <text:p>United States Minor Outlying Islands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Consists of nine minor insular areas of the United States: Baker Island, Howland Island, Jarvis Island, Johnston Atoll, Kingman Reef, Midway Islands, Navassa Island, Palmyra Atoll, and Wake Isl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nited States of Americ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Y</text:p>
          </table:table-cell>
          <table:table-cell table:style-name="ce1" office:value-type="string" calcext:value-type="string">
            <text:p>Urugua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Z</text:p>
          </table:table-cell>
          <table:table-cell table:style-name="ce1" office:value-type="string" calcext:value-type="string">
            <text:p>Uzbekist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Holy See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vers Vatican City, territory of the Holy See; Previous ISO country name: Vatican City State (Holy See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Saint Vincent and the Grenadin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Venezuela, Bolivarian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 and previous ISO country name: Venezu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Virgin Islands, British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rgin Islands, U.S.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N</text:p>
          </table:table-cell>
          <table:table-cell table:style-name="ce1" office:value-type="string" calcext:value-type="string">
            <text:p>Viet Nam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Vietnam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Vanuatu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Name changed from New Hebrides (NH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F</text:p>
          </table:table-cell>
          <table:table-cell table:style-name="ce1" office:value-type="string" calcext:value-type="string">
            <text:p>Wallis and Futu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Samo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former name: Western Samo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E</text:p>
          </table:table-cell>
          <table:table-cell table:style-name="ce1" office:value-type="string" calcext:value-type="string">
            <text:p>Yemen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Yemen, Republic of; Code used for North Yemen before 199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T</text:p>
          </table:table-cell>
          <table:table-cell table:style-name="ce1" office:value-type="string" calcext:value-type="string">
            <text:p>Mayotte</text:p>
          </table:table-cell>
          <table:table-cell table:style-name="ce1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South Afric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Dutch: Zuid-Afrik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ZM</text:p>
          </table:table-cell>
          <table:table-cell table:style-name="ce1" office:value-type="string" calcext:value-type="string">
            <text:p>Zam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W</text:p>
          </table:table-cell>
          <table:table-cell table:style-name="ce1" office:value-type="string" calcext:value-type="string">
            <text:p>Zimbabwe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Name changed from Southern Rhodesia (RH)</text:p>
          </table:table-cell>
          <table:table-cell table:number-columns-repeated="1020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3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Sample students extracted and masked from larger data on Trinity edX DataViz enrollme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wnloaded and masked by Jack Dougherty, February 9, 201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wo-letter country codes, International Organization for Standardizatio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en.wikipedia.org/wiki/ISO_3166-1_alpha-2" xlink:type="simple">https://en.wikipedia.org/wiki/ISO_3166-1_alpha-2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ownloaded and cleaned up by Jack Dougherty, Feb 9, 20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 following is a complete list of the 249 current officially assigned ISO 3166-1 alpha-2 codes, with the following column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de — ISO 3166-1 alpha-2 co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untry name — English short country name officially used by the ISO 3166 Maintenance Agency (ISO 3166/MA)[15]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Year — Year when alpha-2 code was first officially assigned (1974, first edition of ISO 3166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tes — Any unofficial notes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,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17:19:21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ons" style:display-name="PageStyle_n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document-statistic meta:table-count="3" meta:cell-count="1188" meta:object-count="0"/>
  </office:meta>
</office:document-meta>
</file>